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925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5.2764in"/>
    </style:style>
    <style:style style:name="co5" style:family="table-column">
      <style:table-column-properties fo:break-before="auto" style:column-width="1.9335in"/>
    </style:style>
    <style:style style:name="co6" style:family="table-column">
      <style:table-column-properties fo:break-before="auto" style:column-width="4.7846in"/>
    </style:style>
    <style:style style:name="co7" style:family="table-column">
      <style:table-column-properties fo:break-before="auto" style:column-width="4.096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#99cc66" fo:wrap-option="wrap"/>
    </style:style>
  </office:automatic-styles>
  <office:body>
    <office:spreadsheet>
      <table:table table:name="User rol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table:number-columns-spanned="4" table:number-rows-spanned="1">
            <text:p>Own configurations creating, editing, delet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Log in as user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3" office:value-type="string">
            <text:p>Page with user's project is opened. There is a table with next columns: Project name, State, Last update date, Action</text:p>
          </table:table-cell>
          <table:table-cell table:number-columns-repeated="1020"/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Main page is opened. Notification is sent to specified e-mail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Main page is opened.</text:p>
          </table:table-cell>
          <table:table-cell table:number-columns-repeated="102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4"/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Main page is opened. Project has status “New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Main page is opened. Project has status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Click “Edit” opposite this configuration.</text:p>
          </table:table-cell>
          <table:table-cell office:value-type="string">
            <text:p>Project has status “Updated”. Changes are saved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Main page is opened. Configuration has status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Click Save button.</text:p>
          </table:table-cell>
          <table:table-cell office:value-type="string">
            <text:p>Main page is opened. Configuration has status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office:value-type="string">
            <text:p>Configuration's name cannot be changed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office:value-type="string">
            <text:p>Configuration has state “For deletion”. Administrator receive an e-mail with notifications. No links are in column Actions opposite configuration. </text:p>
          </table:table-cell>
          <table:table-cell table:number-columns-repeated="1020"/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office:value-type="string">
            <text:p>Configuration has state “For deletion”. Administrator receive an e-mail with notifications. No links are in column Actions opposite configuration. 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office:value-type="string">
            <text:p>Configuration has state “For deletion”. Administrator receive an e-mail with notifications. No links are in column Actions opposite configuration. </text:p>
          </table:table-cell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 role" table:style-name="ta1" table:print="false"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table:number-columns-spanned="4" table:number-rows-spanned="1">
            <text:p>Own configurations creating, editing, deleting</text:p>
          </table:table-cell>
          <table:covered-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4" office:value-type="string">
            <text:p>Page with user's project is opened. There is a table with next columns: Project name, State, Last update date, Action</text:p>
          </table:table-cell>
        </table:table-row>
        <table:table-row table:style-name="ro6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Main page is opened. Notification is sent to specified e-mail</text:p>
          </table:table-cell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Main page is opened.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Main page is opened. Project has status “New”. Administrator receive an e-mail with notification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Main page is opened. Project has status “Updated”. Administrator receive an e-mail with notification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Click “Edit” opposite this configuration.</text:p>
          </table:table-cell>
          <table:table-cell office:value-type="string">
            <text:p>Project has status “Updated”. Changes are saved. Administrator receive an e-mail with notification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Try to change name in “Name” textbox. </text:p>
          </table:table-cell>
          <table:table-cell office:value-type="string">
            <text:p>Configuration's name cannot be changed</text:p>
          </table:table-cell>
        </table:table-row>
        <table:table-row table:style-name="ro3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Main page is opened. Configuration has status “Updated”. Administrator receive an e-mail with notification</text:p>
          </table:table-cell>
        </table:table-row>
        <table:table-row table:style-name="ro3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Click Save button.</text:p>
          </table:table-cell>
          <table:table-cell office:value-type="string">
            <text:p>Main page is opened. Configuration has status “Updated”. Administrator receive an e-mail with notification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office:value-type="string">
            <text:p>Configuration has state “For deletion”. No links are in column Actions opposite configuration. Administrator receive an e-mail with notifications</text:p>
          </table:table-cell>
        </table:table-row>
        <table:table-row table:style-name="ro5">
          <table:table-cell office:value-type="float" office:value="14">
            <text:p>14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office:value-type="string">
            <text:p>Configuration has state “For deletion”. No links are in column Actions opposite configuration. Administrator receive an e-mail with notifications</text:p>
          </table:table-cell>
        </table:table-row>
        <table:table-row table:style-name="ro5">
          <table:table-cell office:value-type="float" office:value="15">
            <text:p>15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office:value-type="string">
            <text:p>Configuration has state “For deletion”. No links are in column Actions opposite configuration. Administrator receive an e-mail with notifications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12/08/2014</text:date>, <text:time>15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4-12-08T15:54:24.45</dc:date>
    <dc:creator>V Y</dc:creator>
    <meta:editing-duration>PT1H48M54S</meta:editing-duration>
    <meta:editing-cycles>4</meta:editing-cycles>
    <meta:generator>OpenOffice/4.1.1$Win32 OpenOffice.org_project/411m6$Build-9775</meta:generator>
    <meta:document-statistic meta:table-count="3" meta:cell-count="98" meta:object-count="0"/>
  </office:meta>
</office:document-meta>
</file>